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10.266cm" fo:margin-right="0cm" fo:text-indent="0cm" style:auto-text-indent="false"/>
      <style:text-properties fo:color="#006066" fo:background-color="transparent" style:font-size-asian="10.5pt"/>
    </style:style>
    <style:style style:name="P2" style:family="paragraph" style:parent-style-name="Standard">
      <style:text-properties fo:background-color="#00b3c1"/>
    </style:style>
    <style:style style:name="P3" style:family="paragraph" style:parent-style-name="Standard">
      <style:paragraph-properties fo:background-color="transparent">
        <style:background-image/>
      </style:paragraph-properties>
      <style:text-properties fo:background-color="transparent"/>
    </style:style>
    <style:style style:name="P4" style:family="paragraph" style:parent-style-name="Standard">
      <style:paragraph-properties fo:background-color="transparent">
        <style:background-image/>
      </style:paragraph-properties>
      <style:text-properties fo:background-color="#00b3c1"/>
    </style:style>
    <style:style style:name="P5" style:family="paragraph" style:parent-style-name="Standard">
      <style:paragraph-properties fo:background-color="transparent">
        <style:background-image/>
      </style:paragraph-properties>
      <style:text-properties fo:font-weight="bold" fo:background-color="transparent" style:font-weight-asian="bold" style:font-weight-complex="bold"/>
    </style:style>
    <style:style style:name="P6" style:family="paragraph" style:parent-style-name="Standard">
      <style:paragraph-properties fo:text-align="center" style:justify-single-word="false" fo:background-color="#006066">
        <style:background-image/>
      </style:paragraph-properties>
      <style:text-properties fo:color="#ffffff" fo:font-size="10pt" fo:font-weight="bold" fo:background-color="#00b3c1" style:font-size-asian="10pt" style:font-weight-asian="bold" style:font-size-complex="10pt" style:font-weight-complex="bold"/>
    </style:style>
    <style:style style:name="P7" style:family="paragraph" style:parent-style-name="Standard">
      <style:paragraph-properties fo:text-align="center" style:justify-single-word="false" fo:background-color="#006066">
        <style:background-image/>
      </style:paragraph-properties>
      <style:text-properties fo:color="#ffffff" fo:font-size="18pt" fo:font-weight="bold" fo:background-color="#006066" style:font-size-asian="18pt" style:font-weight-asian="bold" style:font-size-complex="18pt" style:font-weight-complex="bold"/>
    </style:style>
    <style:style style:name="P8" style:family="paragraph" style:parent-style-name="Standard">
      <style:paragraph-properties fo:text-align="center" style:justify-single-word="false" fo:background-color="#006066">
        <style:background-image/>
      </style:paragraph-properties>
      <style:text-properties fo:font-size="10pt" fo:background-color="#00b3c1" style:font-size-asian="10pt" style:font-size-complex="10pt"/>
    </style:style>
    <style:style style:name="P9" style:family="paragraph" style:parent-style-name="Standard">
      <style:paragraph-properties fo:margin-top="0.102cm" fo:margin-bottom="0.102cm" fo:line-height="100%" fo:background-color="#e6f2f3">
        <style:background-image/>
      </style:paragraph-properties>
      <style:text-properties fo:color="#000000" fo:font-size="13pt" fo:font-weight="bold" fo:background-color="#e6f2f3" style:font-size-asian="13pt" style:font-weight-asian="bold" style:font-size-complex="13pt" style:font-weight-complex="bold"/>
    </style:style>
    <style:style style:name="P10" style:family="paragraph" style:parent-style-name="Standard">
      <style:paragraph-properties fo:text-align="center" style:justify-single-word="false" fo:break-before="page" fo:background-color="#006066">
        <style:background-image/>
      </style:paragraph-properties>
      <style:text-properties fo:color="#ffffff" fo:font-size="10pt" fo:font-weight="bold" fo:background-color="#006066" style:font-size-asian="10pt" style:font-weight-asian="bold" style:font-size-complex="10pt" style:font-weight-complex="bold"/>
    </style:style>
    <style:style style:name="P11" style:family="paragraph" style:parent-style-name="Standard">
      <style:paragraph-properties fo:background-color="transparent">
        <style:background-image/>
      </style:paragraph-properties>
      <style:text-properties fo:background-color="transparent"/>
    </style:style>
    <style:style style:name="P12" style:family="paragraph" style:parent-style-name="Standard" style:list-style-name="L1">
      <style:paragraph-properties fo:background-color="transparent">
        <style:background-image/>
      </style:paragraph-properties>
      <style:text-properties fo:background-color="transparent"/>
    </style:style>
    <style:style style:name="P13" style:family="paragraph" style:parent-style-name="Standard" style:list-style-name="L1">
      <style:paragraph-properties fo:background-color="transparent">
        <style:background-image/>
      </style:paragraph-properties>
      <style:text-properties fo:background-color="transparent"/>
    </style:style>
    <style:style style:name="P14" style:family="paragraph" style:parent-style-name="Standard" style:list-style-name="L1">
      <style:paragraph-properties fo:background-color="transparent">
        <style:background-image/>
      </style:paragraph-properties>
      <style:text-properties fo:background-color="transparent"/>
    </style:style>
    <style:style style:name="P15" style:family="paragraph" style:parent-style-name="Standard" style:list-style-name="L1">
      <style:paragraph-properties fo:background-color="transparent">
        <style:background-image/>
      </style:paragraph-properties>
      <style:text-properties fo:background-color="transparent"/>
    </style:style>
    <style:style style:name="P16" style:family="paragraph" style:parent-style-name="Standard" style:list-style-name="L1">
      <style:paragraph-properties fo:background-color="transparent">
        <style:background-image/>
      </style:paragraph-properties>
      <style:text-properties fo:background-color="transparent"/>
    </style:style>
    <style:style style:name="P17" style:family="paragraph" style:parent-style-name="Standard" style:list-style-name="L1">
      <style:paragraph-properties fo:background-color="transparent">
        <style:background-image/>
      </style:paragraph-properties>
      <style:text-properties fo:background-color="transparent"/>
    </style:style>
    <style:style style:name="P18" style:family="paragraph" style:parent-style-name="Standard" style:list-style-name="L1">
      <style:paragraph-properties fo:background-color="transparent">
        <style:background-image/>
      </style:paragraph-properties>
      <style:text-properties fo:background-color="transparent"/>
    </style:style>
    <style:style style:name="P19" style:family="paragraph" style:parent-style-name="Standard" style:list-style-name="L1">
      <style:paragraph-properties fo:background-color="transparent">
        <style:background-image/>
      </style:paragraph-properties>
      <style:text-properties fo:background-color="transparent"/>
    </style:style>
    <style:style style:name="P20" style:family="paragraph" style:parent-style-name="Standard" style:list-style-name="L1">
      <style:paragraph-properties fo:background-color="transparent">
        <style:background-image/>
      </style:paragraph-properties>
      <style:text-properties fo:background-color="transparent"/>
    </style:style>
    <style:style style:name="P21" style:family="paragraph" style:parent-style-name="Standard" style:list-style-name="L1">
      <style:paragraph-properties fo:background-color="transparent">
        <style:background-image/>
      </style:paragraph-properties>
      <style:text-properties fo:background-color="transparent"/>
    </style:style>
    <style:style style:name="P22" style:family="paragraph" style:parent-style-name="Standard" style:list-style-name="L1">
      <style:paragraph-properties fo:background-color="transparent">
        <style:background-image/>
      </style:paragraph-properties>
      <style:text-properties fo:background-color="transparent"/>
    </style:style>
    <style:style style:name="P23" style:family="paragraph" style:parent-style-name="Standard" style:list-style-name="L2">
      <style:paragraph-properties fo:background-color="transparent">
        <style:background-image/>
      </style:paragraph-properties>
      <style:text-properties fo:background-color="transparent"/>
    </style:style>
    <style:style style:name="P24" style:family="paragraph" style:parent-style-name="Standard" style:list-style-name="L2">
      <style:paragraph-properties fo:background-color="transparent">
        <style:background-image/>
      </style:paragraph-properties>
      <style:text-properties fo:background-color="transparent"/>
    </style:style>
    <style:style style:name="P25" style:family="paragraph" style:parent-style-name="Standard" style:list-style-name="L2">
      <style:paragraph-properties fo:background-color="transparent">
        <style:background-image/>
      </style:paragraph-properties>
      <style:text-properties fo:background-color="transparent"/>
    </style:style>
    <style:style style:name="P26" style:family="paragraph" style:parent-style-name="Standard" style:list-style-name="L2">
      <style:paragraph-properties fo:background-color="transparent">
        <style:background-image/>
      </style:paragraph-properties>
      <style:text-properties fo:background-color="transparent"/>
    </style:style>
    <style:style style:name="P27" style:family="paragraph" style:parent-style-name="Standard" style:list-style-name="L2">
      <style:paragraph-properties fo:background-color="transparent">
        <style:background-image/>
      </style:paragraph-properties>
      <style:text-properties fo:background-color="transparent"/>
    </style:style>
    <style:style style:name="P28" style:family="paragraph" style:parent-style-name="Standard" style:list-style-name="L2">
      <style:paragraph-properties fo:background-color="transparent">
        <style:background-image/>
      </style:paragraph-properties>
      <style:text-properties fo:background-color="transparent"/>
    </style:style>
    <style:style style:name="P29" style:family="paragraph" style:parent-style-name="Standard" style:list-style-name="L2">
      <style:paragraph-properties fo:background-color="transparent">
        <style:background-image/>
      </style:paragraph-properties>
      <style:text-properties fo:background-color="transparent"/>
    </style:style>
    <style:style style:name="P30" style:family="paragraph" style:parent-style-name="Standard" style:list-style-name="L2">
      <style:paragraph-properties fo:background-color="transparent">
        <style:background-image/>
      </style:paragraph-properties>
      <style:text-properties fo:background-color="transparent"/>
    </style:style>
    <style:style style:name="P31" style:family="paragraph" style:parent-style-name="Standard" style:list-style-name="L2">
      <style:paragraph-properties fo:background-color="transparent">
        <style:background-image/>
      </style:paragraph-properties>
      <style:text-properties fo:background-color="transparent"/>
    </style:style>
    <style:style style:name="P32" style:family="paragraph" style:parent-style-name="Standard" style:list-style-name="L2">
      <style:paragraph-properties fo:background-color="transparent">
        <style:background-image/>
      </style:paragraph-properties>
      <style:text-properties fo:background-color="transparent"/>
    </style:style>
    <style:style style:name="P33" style:family="paragraph" style:parent-style-name="Standard" style:list-style-name="L2">
      <style:paragraph-properties fo:background-color="transparent">
        <style:background-image/>
      </style:paragraph-properties>
      <style:text-properties fo:background-color="transparent"/>
    </style:style>
    <style:style style:name="P34" style:family="paragraph" style:parent-style-name="Standard" style:list-style-name="L2">
      <style:paragraph-properties fo:background-color="transparent">
        <style:background-image/>
      </style:paragraph-properties>
      <style:text-properties fo:background-color="transparent"/>
    </style:style>
    <style:style style:name="P35" style:family="paragraph" style:parent-style-name="Standard" style:list-style-name="L2">
      <style:paragraph-properties fo:background-color="transparent">
        <style:background-image/>
      </style:paragraph-properties>
      <style:text-properties fo:background-color="transparent"/>
    </style:style>
    <style:style style:name="P36" style:family="paragraph" style:parent-style-name="Standard" style:list-style-name="L2">
      <style:paragraph-properties fo:background-color="transparent">
        <style:background-image/>
      </style:paragraph-properties>
      <style:text-properties fo:background-color="transparent"/>
    </style:style>
    <style:style style:name="P37" style:family="paragraph" style:parent-style-name="Standard" style:list-style-name="L2">
      <style:paragraph-properties fo:background-color="transparent">
        <style:background-image/>
      </style:paragraph-properties>
      <style:text-properties fo:background-color="transparent"/>
    </style:style>
    <style:style style:name="P38" style:family="paragraph" style:parent-style-name="Standard" style:list-style-name="L2">
      <style:paragraph-properties fo:background-color="transparent">
        <style:background-image/>
      </style:paragraph-properties>
      <style:text-properties fo:background-color="transparent"/>
    </style:style>
    <style:style style:name="P39" style:family="paragraph" style:parent-style-name="Standard" style:list-style-name="L2">
      <style:paragraph-properties fo:background-color="transparent">
        <style:background-image/>
      </style:paragraph-properties>
      <style:text-properties fo:background-color="transparent"/>
    </style:style>
    <style:style style:name="P40" style:family="paragraph" style:parent-style-name="Standard" style:list-style-name="L2">
      <style:paragraph-properties fo:background-color="transparent">
        <style:background-image/>
      </style:paragraph-properties>
      <style:text-properties fo:background-color="transparent"/>
    </style:style>
    <style:style style:name="P41" style:family="paragraph" style:parent-style-name="Standard" style:list-style-name="L2">
      <style:paragraph-properties fo:background-color="transparent">
        <style:background-image/>
      </style:paragraph-properties>
      <style:text-properties fo:background-color="transparent"/>
    </style:style>
    <style:style style:name="P42" style:family="paragraph" style:parent-style-name="Standard" style:list-style-name="L3">
      <style:paragraph-properties fo:background-color="transparent">
        <style:background-image/>
      </style:paragraph-properties>
      <style:text-properties fo:background-color="transparent"/>
    </style:style>
    <style:style style:name="P43" style:family="paragraph" style:parent-style-name="Standard" style:list-style-name="L3">
      <style:paragraph-properties fo:background-color="transparent">
        <style:background-image/>
      </style:paragraph-properties>
      <style:text-properties fo:background-color="transparent"/>
    </style:style>
    <style:style style:name="P44" style:family="paragraph" style:parent-style-name="Standard" style:list-style-name="L3">
      <style:paragraph-properties fo:background-color="transparent">
        <style:background-image/>
      </style:paragraph-properties>
      <style:text-properties fo:background-color="transparent"/>
    </style:style>
    <style:style style:name="P45" style:family="paragraph" style:parent-style-name="Standard" style:list-style-name="L3">
      <style:paragraph-properties fo:background-color="transparent">
        <style:background-image/>
      </style:paragraph-properties>
      <style:text-properties fo:background-color="transparent"/>
    </style:style>
    <style:style style:name="P46" style:family="paragraph" style:parent-style-name="Standard" style:list-style-name="L3">
      <style:paragraph-properties fo:background-color="transparent">
        <style:background-image/>
      </style:paragraph-properties>
      <style:text-properties fo:background-color="transparent"/>
    </style:style>
    <style:style style:name="P47" style:family="paragraph" style:parent-style-name="Standard" style:list-style-name="L3">
      <style:paragraph-properties fo:background-color="transparent">
        <style:background-image/>
      </style:paragraph-properties>
      <style:text-properties fo:background-color="transparent"/>
    </style:style>
    <style:style style:name="P48" style:family="paragraph" style:parent-style-name="Standard" style:list-style-name="L3">
      <style:paragraph-properties fo:background-color="transparent">
        <style:background-image/>
      </style:paragraph-properties>
      <style:text-properties fo:background-color="transparent"/>
    </style:style>
    <style:style style:name="P49" style:family="paragraph" style:parent-style-name="Standard" style:list-style-name="L3">
      <style:paragraph-properties fo:background-color="transparent">
        <style:background-image/>
      </style:paragraph-properties>
      <style:text-properties fo:background-color="transparent"/>
    </style:style>
    <style:style style:name="P50" style:family="paragraph" style:parent-style-name="Standard" style:list-style-name="L3">
      <style:paragraph-properties fo:background-color="transparent">
        <style:background-image/>
      </style:paragraph-properties>
      <style:text-properties fo:background-color="transparent"/>
    </style:style>
    <style:style style:name="P51" style:family="paragraph" style:parent-style-name="Standard" style:list-style-name="L4">
      <style:paragraph-properties fo:background-color="transparent">
        <style:background-image/>
      </style:paragraph-properties>
      <style:text-properties fo:background-color="transparent"/>
    </style:style>
    <style:style style:name="P52" style:family="paragraph" style:parent-style-name="Standard" style:list-style-name="L5">
      <style:paragraph-properties fo:background-color="transparent">
        <style:background-image/>
      </style:paragraph-properties>
      <style:text-properties fo:background-color="transparent"/>
    </style:style>
    <style:style style:name="P53" style:family="paragraph" style:parent-style-name="Standard" style:list-style-name="L4">
      <style:paragraph-properties fo:background-color="transparent">
        <style:background-image/>
      </style:paragraph-properties>
      <style:text-properties fo:background-color="transparent"/>
    </style:style>
    <style:style style:name="P54" style:family="paragraph" style:parent-style-name="Standard" style:list-style-name="L6">
      <style:paragraph-properties fo:background-color="transparent">
        <style:background-image/>
      </style:paragraph-properties>
      <style:text-properties fo:background-color="transparent"/>
    </style:style>
    <style:style style:name="P55" style:family="paragraph" style:parent-style-name="Standard" style:list-style-name="L6">
      <style:paragraph-properties fo:background-color="transparent">
        <style:background-image/>
      </style:paragraph-properties>
      <style:text-properties fo:background-color="transparent"/>
    </style:style>
    <style:style style:name="P56" style:family="paragraph" style:parent-style-name="Standard" style:list-style-name="L5">
      <style:paragraph-properties fo:background-color="transparent">
        <style:background-image/>
      </style:paragraph-properties>
      <style:text-properties fo:background-color="transparent"/>
    </style:style>
    <style:style style:name="P57" style:family="paragraph" style:parent-style-name="Standard" style:list-style-name="L5">
      <style:paragraph-properties fo:background-color="transparent">
        <style:background-image/>
      </style:paragraph-properties>
      <style:text-properties fo:background-color="transparent"/>
    </style:style>
    <style:style style:name="P58" style:family="paragraph" style:parent-style-name="Standard" style:list-style-name="L5">
      <style:paragraph-properties fo:background-color="transparent">
        <style:background-image/>
      </style:paragraph-properties>
      <style:text-properties fo:background-color="transparent"/>
    </style:style>
    <style:style style:name="P59" style:family="paragraph" style:parent-style-name="Standard" style:list-style-name="L5">
      <style:paragraph-properties fo:background-color="transparent">
        <style:background-image/>
      </style:paragraph-properties>
      <style:text-properties fo:background-color="transparent"/>
    </style:style>
    <style:style style:name="P60" style:family="paragraph" style:parent-style-name="Standard" style:list-style-name="L4">
      <style:paragraph-properties fo:background-color="transparent">
        <style:background-image/>
      </style:paragraph-properties>
      <style:text-properties fo:background-color="transparent"/>
    </style:style>
    <style:style style:name="P61" style:family="paragraph" style:parent-style-name="Standard" style:list-style-name="L4">
      <style:paragraph-properties fo:background-color="transparent">
        <style:background-image/>
      </style:paragraph-properties>
      <style:text-properties fo:background-color="transparent"/>
    </style:style>
    <style:style style:name="P62" style:family="paragraph" style:parent-style-name="Standard" style:list-style-name="L6">
      <style:paragraph-properties fo:background-color="transparent">
        <style:background-image/>
      </style:paragraph-properties>
      <style:text-properties fo:background-color="transparent"/>
    </style:style>
    <style:style style:name="P63" style:family="paragraph" style:parent-style-name="Standard" style:list-style-name="L7">
      <style:paragraph-properties fo:background-color="transparent">
        <style:background-image/>
      </style:paragraph-properties>
      <style:text-properties fo:background-color="transparen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Rangahau </text:p>
      <text:p text:style-name="P7">User Guide</text:p>
      <text:p text:style-name="P8"/>
      <text:p text:style-name="P2"/>
      <text:p text:style-name="P2"/>
      <text:p text:style-name="P9">Overview</text:p>
      <text:p text:style-name="P3"/>
      <text:p text:style-name="P3">This document details the Rangahau astromical data acqusition system. The Rangahau system allows a user to acquire digitial images and save them to disk.</text:p>
      <text:p text:style-name="P3"/>
      <text:list text:style-name="L1">
        <text:list-item>
          <text:p text:style-name="P12">System overview</text:p>
        </text:list-item>
        <text:list-item>
          <text:p text:style-name="P12">System requirements</text:p>
        </text:list-item>
        <text:list-item>
          <text:p text:style-name="P12">Building the rangahau software from source</text:p>
        </text:list-item>
        <text:list-item>
          <text:p text:style-name="P12">Deploying rangahau onto a host computer</text:p>
        </text:list-item>
        <text:list-item>
          <text:p text:style-name="P12">Starting rangahau</text:p>
        </text:list-item>
        <text:list-item>
          <text:p text:style-name="P12">Setting the exposure time</text:p>
        </text:list-item>
        <text:list-item>
          <text:p text:style-name="P12">Specifying the destination directory</text:p>
        </text:list-item>
        <text:list-item>
          <text:p text:style-name="P12">Starting acquisition</text:p>
        </text:list-item>
        <text:list-item>
          <text:p text:style-name="P12">Stopping acquisition</text:p>
        </text:list-item>
        <text:list-item>
          <text:p text:style-name="P12">Troubleshooting</text:p>
          <text:p text:style-name="P12"/>
        </text:list-item>
      </text:list>
      <text:p text:style-name="P3"/>
      <text:p text:style-name="P3"/>
      <text:p text:style-name="P10"/>
      <text:p text:style-name="P7">System overview</text:p>
      <text:p text:style-name="P8"/>
      <text:p text:style-name="P2"/>
      <text:p text:style-name="P2"/>
      <text:p text:style-name="P9">Overview</text:p>
      <text:p text:style-name="P3"/>
      <text:p text:style-name="P3"/>
      <text:p text:style-name="P10"/>
      <text:p text:style-name="P7">System requirements</text:p>
      <text:p text:style-name="P8"/>
      <text:p text:style-name="P2"/>
      <text:p text:style-name="P2"/>
      <text:p text:style-name="P9">Overview</text:p>
      <text:p text:style-name="P3"/>
      <text:p text:style-name="P3"/>
      <text:p text:style-name="P3">The following Ubuntu packages are required to build the rangahau system on Ubuntu 7.10 Gutsy Gibbon:</text:p>
      <text:list text:style-name="L4">
        <text:list-item>
          <text:p text:style-name="P51">ant</text:p>
        </text:list-item>
        <text:list-item>
          <text:p text:style-name="P51">make</text:p>
        </text:list-item>
        <text:list-item>
          <text:p text:style-name="P51">g++</text:p>
        </text:list-item>
        <text:list-item>
          <text:p text:style-name="P51">sun-java6-bin (and dependencies)</text:p>
        </text:list-item>
      </text:list>
      <text:list text:style-name="L6">
        <text:list-item>
          <text:p text:style-name="P54">sun-java6-jdk</text:p>
        </text:list-item>
        <text:list-item>
          <text:p text:style-name="P54">sun-java6-fonts</text:p>
        </text:list-item>
        <text:list-item>
          <text:p text:style-name="P54">libraw1394-dev</text:p>
        </text:list-item>
      </text:list>
      <text:p text:style-name="P3"/>
      <text:p text:style-name="P3">Recommended packages:</text:p>
      <text:list text:style-name="L7">
        <text:list-item>
          <text:p text:style-name="P63">manpages-dev</text:p>
        </text:list-item>
      </text:list>
      <text:list text:style-name="L5">
        <text:list-item>
          <text:p text:style-name="P52">sun-java6-doc (requires JDK6 documentation downloaded from Sun)</text:p>
        </text:list-item>
        <text:list-item>
          <text:p text:style-name="P52">sun-java6-source</text:p>
        </text:list-item>
        <text:list-item>
          <text:p text:style-name="P52">sun-java6-plugin</text:p>
        </text:list-item>
        <text:list-item>
          <text:p text:style-name="P52">sun-java6-javadb</text:p>
        </text:list-item>
        <text:list-item>
          <text:p text:style-name="P52">sun-java6-demo</text:p>
        </text:list-item>
      </text:list>
      <text:p text:style-name="P3"/>
      <text:p text:style-name="P3">Note: OpenJDK6 can be substituted for Sun JDK 6. </text:p>
      <text:p text:style-name="P3"/>
      <text:p text:style-name="P3">External packages:</text:p>
      <text:p text:style-name="P3">Java JDK 6 documentation, available from java.sun.com/</text:p>
      <text:p text:style-name="P3">Netbeans 6.1, available from http://www.netbeans.org </text:p>
      <text:p text:style-name="P3"/>
      <text:p text:style-name="P3">may have to run</text:p>
      <text:p text:style-name="P3">/usr/sbin/update-alternatives –config java</text:p>
      <text:p text:style-name="P3"/>
      <text:p text:style-name="P3"/>
      <text:p text:style-name="P3">Install PVCam library (must be root):</text:p>
      <text:p text:style-name="P3">pvcam2.7.1.7/install_sdk.sh</text:p>
      <text:p text:style-name="P3">This will install camera dat files to /usr/lib</text:p>
      <text:p text:style-name="P3">pi133b.dat</text:p>
      <text:p text:style-name="P3"><text:soft-page-break/>pi133b2.dat</text:p>
      <text:p text:style-name="P3">pi133b5.dat </text:p>
      <text:p text:style-name="P3"/>
      <text:p text:style-name="P3"/>
      <text:p text:style-name="P10"/>
      <text:p text:style-name="P7"><text:s/>Building from source</text:p>
      <text:p text:style-name="P8"/>
      <text:p text:style-name="P2"/>
      <text:p text:style-name="P2"/>
      <text:p text:style-name="P9">Overview</text:p>
      <text:p text:style-name="P3"/>
      <text:p text:style-name="P3">The Rangahau system consists of the following components:</text:p>
      <text:p text:style-name="P3"/>
      <text:p text:style-name="P3">External timer card (xtc) utilities that control the xtc from outside the Rangahau GUI</text:p>
      <text:p text:style-name="P3">Serialport library for accessing GPS information using from Java (using the Java Native Interface, JNI)</text:p>
      <text:p text:style-name="P3">timercard library for controlling the xtc from Java (using the Java Native Interface)</text:p>
      <text:p text:style-name="P3"/>
      <text:p text:style-name="P10"/>
      <text:p text:style-name="P7">Deployment</text:p>
      <text:p text:style-name="P8"/>
      <text:p text:style-name="P2"/>
      <text:p text:style-name="P2"/>
      <text:p text:style-name="P9">Overview</text:p>
      <text:p text:style-name="P3"/>
      <text:p text:style-name="P3"/>
      <text:p text:style-name="P10"/>
      <text:p text:style-name="P7">Starting Rangahau</text:p>
      <text:p text:style-name="P8"/>
      <text:p text:style-name="P2"/>
      <text:p text:style-name="P2"/>
      <text:p text:style-name="P9">Overview</text:p>
      <text:p text:style-name="P3"/>
      <text:p text:style-name="P3">The Rangahau application is controlled through a graphical user interface (GUI). This interface is started from the Linux command-line.</text:p>
      <text:p text:style-name="P4"/>
      <text:p text:style-name="P9">Before you begin</text:p>
      <text:p text:style-name="P3"/>
      <text:p text:style-name="P3">Before you can start Rangahau you need to ensure:</text:p>
      <text:list text:style-name="L2">
        <text:list-item>
          <text:p text:style-name="P23">You are logged to the host computer in as root</text:p>
        </text:list-item>
        <text:list-item>
          <text:p text:style-name="P23">The Rangahau application and the native libraries it depends uping have been built and deployed to the host computer</text:p>
        </text:list-item>
        <text:list-item>
          <text:p text:style-name="P23">The GPS aerial is able to get signals from GPS satellites</text:p>
        </text:list-item>
        <text:list-item>
          <text:p text:style-name="P23">The GPS aerial is connected to the GPS unit</text:p>
        </text:list-item>
        <text:list-item>
          <text:p text:style-name="P23">The GPS unit is switched on</text:p>
        </text:list-item>
        <text:list-item>
          <text:p text:style-name="P23">The GPS unit is connected to the host computer via a serial port</text:p>
        </text:list-item>
        <text:list-item>
          <text:p text:style-name="P23">The Linux file /dev/ttyS0 exists (this allows access to the serial port)</text:p>
        </text:list-item>
        <text:list-item>
          <text:p text:style-name="P23">The Linux kernel module lp is not loaded (as root you can use the command 'rmmod lp' to unload it), otherwise it will block Rangahau from accessing the external timer card</text:p>
        </text:list-item>
        <text:list-item>
          <text:p text:style-name="P23">The Linux kernel modules ppdev, parport, and parport_pc are loaded (check by using the command 'lsmod' and examine the results)</text:p>
        </text:list-item>
        <text:list-item>
          <text:p text:style-name="P23">The Linux file /dev/parport0 exists (this allows access to the parallel port)</text:p>
        </text:list-item>
        <text:list-item>
          <text:p text:style-name="P23">The Roper camera head is attached to the telescope and has power</text:p>
        </text:list-item>
        <text:list-item>
          <text:p text:style-name="P23">The Roper camera head is attached to the Roper control unit</text:p>
        </text:list-item>
        <text:list-item>
          <text:p text:style-name="P23">The Roper control unit is on and has power</text:p>
        </text:list-item>
        <text:list-item>
          <text:p text:style-name="P23">The Roper control unit is attached to the host computer via a USB cable</text:p>
        </text:list-item>
        <text:list-item>
          <text:p text:style-name="P23">The Roper kernel module rspiusb ls loaded (as root use the command 'lsmod' and check for the rspiusb module)</text:p>
        </text:list-item>
        <text:list-item>
          <text:p text:style-name="P23">The Roper camera data files have been installed on the host computer</text:p>
        </text:list-item>
        <text:list-item>
          <text:p text:style-name="P23">The Linux file /dev/rspisb0 exists (this allows access to the Roper camera).</text:p>
        </text:list-item>
      </text:list>
      <text:p text:style-name="P3"/>
      <text:p text:style-name="P3">If you are observing (instead of testing the Rangahau system), also remember to:</text:p>
      <text:list text:style-name="L2">
        <text:list-item text:start-value="1">
          <text:p text:style-name="P23">Turn the telescope power is on, and</text:p>
        </text:list-item>
        <text:list-item>
          <text:p text:style-name="P23">Open the dome.</text:p>
        </text:list-item>
      </text:list>
      <text:p text:style-name="P3"/>
      <text:p text:style-name="P9"><text:soft-page-break/>Starting Rangahau from the command-line</text:p>
      <text:p text:style-name="P3"/>
      <text:p text:style-name="P3">The command -line to start the Rangahau user interface is:</text:p>
      <text:p text:style-name="P3"/>
      <text:p text:style-name="P3">java -Djava.library.path=lib -jar rangahau.jar</text:p>
      <text:p text:style-name="P3"/>
      <text:p text:style-name="P3"><text:span text:style-name="T1">Result</text:span>: The Rangahau application will start and its user interface will be displayed.</text:p>
      <text:p text:style-name="P3"/>
      <text:p text:style-name="P3"><text:span text:style-name="T1">Notes:</text:span>:</text:p>
      <text:list text:style-name="L3">
        <text:list-item>
          <text:p text:style-name="P42">This command must be run as root (since rangahau requires priviledged access to some system resources)</text:p>
        </text:list-item>
        <text:list-item>
          <text:p text:style-name="P42">This command must be run in the directory that both the rangahau.jar and the lib directory (containing rangahau's native libraries)</text:p>
        </text:list-item>
        <text:list-item>
          <text:p text:style-name="P42">The -Djava.library.path=lib tells Java where it should look for libraries (such as the native libraries controlling the camera, GPS serial port connection, and external timer card), and</text:p>
        </text:list-item>
        <text:list-item>
          <text:p text:style-name="P42">the -jar command tells Java which file contains <text:s/>the program.</text:p>
        </text:list-item>
      </text:list>
      <text:p text:style-name="P4"/>
      <text:p text:style-name="P9">Starting Rangahau from a shell script</text:p>
      <text:p text:style-name="P3"/>
      <text:p text:style-name="P3">It is convenient to start Rangahau from a shell script (since it meams you don't have to remember the exact command to type. The shell script is is a text file called rangahau.sh containing the following lines:</text:p>
      <text:p text:style-name="P3">#!/bin/sh</text:p>
      <text:p text:style-name="P3">java -Djava.library.path=lib -jar rangahau.jar</text:p>
      <text:p text:style-name="P3"/>
      <text:p text:style-name="P3">The shell script is used by issuing the following command:</text:p>
      <text:p text:style-name="P3"><text:tab/>rangahau.sh</text:p>
      <text:p text:style-name="P3"/>
      <text:p text:style-name="P3"><text:span text:style-name="T1">Result</text:span>: The Rangahau application will start and its user interface will be displayed.</text:p>
      <text:p text:style-name="P3"/>
      <text:p text:style-name="P5">Notes:</text:p>
      <text:list text:style-name="L3">
        <text:list-item text:start-value="1">
          <text:p text:style-name="P42">This command must be run as root (since rangahau requires priviledged access to some system resources)</text:p>
        </text:list-item>
        <text:list-item>
          <text:p text:style-name="P42">This command must be run in the directory that both the rangahau.jar and the lib directory (containing rangahau's native libraries)</text:p>
        </text:list-item>
        <text:list-item>
          <text:p text:style-name="P42">The shell script must be located on your executable path (as defined by the $PATH environment variable). If it is not then you should navigate to the directory containing the shell scrip and issue the command:</text:p>
          <text:p text:style-name="P42"><text:s/><text:tab/>./rangahau.sh.</text:p>
          <text:p text:style-name="P42"><text:soft-page-break/></text:p>
        </text:list-item>
      </text:list>
      <text:p text:style-name="P4"/>
      <text:p text:style-name="P9">Starting Rangahau remotely</text:p>
      <text:p text:style-name="P3"/>
      <text:p text:style-name="P3">The Ranahau application can be started from a display computer that is seperate from the host computer that is running Rangaha. To do this you need to access the host computer using SSH where the -X command is also used (this allows X11 to draw to your display computer). For example, to log in to the host whitu (IP address 132.181.49.147 when at MJUO) you would use the command:</text:p>
      <text:p text:style-name="P3"><text:tab/>ssh -X sullivan@132.181.49.147</text:p>
      <text:p text:style-name="P3"/>
      <text:p text:style-name="P3">Once logged in to whitu rangahau can be started using either the command line or a shell script (as root, of course).</text:p>
      <text:p text:style-name="P3"/>
      <text:p text:style-name="P3"/>
      <text:p text:style-name="P3">Another way of using Rangahau remotely is to start it on whitu then access it on another (display) computer using vncviewer. This is done with the command:</text:p>
      <text:p text:style-name="P3"><text:tab/>vncviewer 132.181.49.147:0.0</text:p>
      <text:p text:style-name="P3"/>
      <text:p text:style-name="P10"/>
      <text:p text:style-name="P7">Setting the exposure time</text:p>
      <text:p text:style-name="P8"/>
      <text:p text:style-name="P2"/>
      <text:p text:style-name="P2"/>
      <text:p text:style-name="P9">Overview</text:p>
      <text:p text:style-name="P3"/>
      <text:p text:style-name="P10"/>
      <text:p text:style-name="P7">Specifying the destination directory</text:p>
      <text:p text:style-name="P8"/>
      <text:p text:style-name="P2"/>
      <text:p text:style-name="P2"/>
      <text:p text:style-name="P9">Overview</text:p>
      <text:p text:style-name="P3"/>
      <text:p text:style-name="P3">When Rangahau acquires observation images it writes them into a directory specified by the user. This procedure explains how to set the directory that the images are written into.</text:p>
      <text:p text:style-name="P4"/>
      <text:p text:style-name="P9">Finding the current destination directory</text:p>
      <text:p text:style-name="P3"/>
      <text:p text:style-name="P3"/>
      <text:p text:style-name="P4"/>
      <text:p text:style-name="P9">Setting the destination directory</text:p>
      <text:p text:style-name="P3"/>
      <text:p text:style-name="P3">Follow these steps to set the destination directory the images acquired by Rangahau will be written into:</text:p>
      <text:p text:style-name="P3"/>
      <text:p text:style-name="P3"/>
      <text:p text:style-name="P3"/>
      <text:p text:style-name="P10"/>
      <text:p text:style-name="P7">Starting acquisition</text:p>
      <text:p text:style-name="P8"/>
      <text:p text:style-name="P2"/>
      <text:p text:style-name="P2"/>
      <text:p text:style-name="P9">Overview</text:p>
      <text:p text:style-name="P3"/>
      <text:p text:style-name="P3"/>
      <text:p text:style-name="P10"/>
      <text:p text:style-name="P7">Stopping acquisition</text:p>
      <text:p text:style-name="P8"/>
      <text:p text:style-name="P2"/>
      <text:p text:style-name="P2"/>
      <text:p text:style-name="P9">Overview</text:p>
      <text:p text:style-name="P3"/>
      <text:p text:style-name="P3"/>
      <text:p text:style-name="P10"/>
      <text:p text:style-name="P7">Troubleshooting</text:p>
      <text:p text:style-name="P8"/>
      <text:p text:style-name="P2"/>
      <text:p text:style-name="P2"/>
      <text:p text:style-name="P9">Overview</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margin-left="10.266cm" fo:margin-right="0cm" fo:text-indent="0cm" style:auto-text-indent="false"/>
      <style:text-properties fo:color="#006066" fo:background-color="transparent" style:font-size-asian="10.5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Version: 0.0.1</text:p>
        <text:p text:style-name="P1">Date: 9 May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chael Reid</meta:initial-creator>
    <meta:creation-date>2008-05-09T17:36:55</meta:creation-date>
    <dc:creator>Denis Sullivan</dc:creator>
    <dc:date>2008-05-28T13:23:38</dc:date>
    <meta:editing-cycles>17</meta:editing-cycles>
    <meta:editing-duration>PT3H3M20S</meta:editing-duration>
    <meta:user-defined meta:name="Info 1"/>
    <meta:user-defined meta:name="Info 2"/>
    <meta:user-defined meta:name="Info 3"/>
    <meta:user-defined meta:name="Info 4"/>
    <meta:document-statistic meta:table-count="0" meta:image-count="0" meta:object-count="0" meta:page-count="14" meta:paragraph-count="121" meta:word-count="992" meta:character-count="6131"/>
  </office:meta>
</office:document-meta>
</file>